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ResultMatchersTests.forwardWithMatch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forwardNon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redirectWithMatch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redirectWithUrl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forwardWithNonMatch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forwardWith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forwardNonMatchingBecauseNo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redirectNonMatchingBecauseNo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redirectWithNonMatch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forwardWithNonMatchingPatternBecauseNo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forwardWithUrl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Tests.redirectNon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forwardedUrlStub( String forwarde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redirectedUrlStub( String redirec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ResultMatchersTests.redirectWithNonMatchingPatternBecauseNo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